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57db" officeooo:paragraph-rsid="000257db"/>
    </style:style>
    <style:style style:name="P2" style:family="paragraph" style:parent-style-name="Standard">
      <style:text-properties officeooo:rsid="0003ab85" officeooo:paragraph-rsid="0003ab85"/>
    </style:style>
    <style:style style:name="P3" style:family="paragraph" style:parent-style-name="Standard">
      <style:text-properties officeooo:rsid="0003ab85" officeooo:paragraph-rsid="0012ace0"/>
    </style:style>
    <style:style style:name="P4" style:family="paragraph" style:parent-style-name="Standard">
      <style:text-properties fo:font-weight="bold" officeooo:rsid="0003ab85" officeooo:paragraph-rsid="0003ab85" style:font-weight-asian="bold" style:font-weight-complex="bold"/>
    </style:style>
    <style:style style:name="P5" style:family="paragraph" style:parent-style-name="Standard">
      <style:text-properties fo:font-weight="bold" officeooo:rsid="00042e3d" officeooo:paragraph-rsid="00042e3d" style:font-weight-asian="bold" style:font-weight-complex="bold"/>
    </style:style>
    <style:style style:name="P6" style:family="paragraph" style:parent-style-name="Standard">
      <style:text-properties fo:font-weight="bold" officeooo:rsid="00082b5e" officeooo:paragraph-rsid="00082b5e" style:font-weight-asian="bold" style:font-weight-complex="bold"/>
    </style:style>
    <style:style style:name="P7" style:family="paragraph" style:parent-style-name="Standard">
      <style:text-properties fo:font-weight="bold" officeooo:rsid="0008cf18" officeooo:paragraph-rsid="0008cf18" style:font-weight-asian="bold" style:font-weight-complex="bold"/>
    </style:style>
    <style:style style:name="P8" style:family="paragraph" style:parent-style-name="Standard">
      <style:text-properties fo:font-weight="bold" officeooo:rsid="0008cf18" officeooo:paragraph-rsid="000ab9fc" style:font-weight-asian="bold" style:font-weight-complex="bold"/>
    </style:style>
    <style:style style:name="P9" style:family="paragraph" style:parent-style-name="Standard">
      <style:text-properties fo:font-weight="bold" officeooo:rsid="0008cf18" officeooo:paragraph-rsid="000b2957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8cf18" officeooo:paragraph-rsid="0008cf18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09013" officeooo:paragraph-rsid="001cb58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0640b0" officeooo:paragraph-rsid="00042e3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1e1e62" officeooo:paragraph-rsid="001e1e62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1fe38e" officeooo:paragraph-rsid="001fe38e" style:font-weight-asian="bold" style:font-weight-complex="bold"/>
    </style:style>
    <style:style style:name="P15" style:family="paragraph" style:parent-style-name="Standard">
      <style:text-properties fo:font-weight="normal" officeooo:rsid="00042e3d" officeooo:paragraph-rsid="00042e3d" style:font-weight-asian="normal" style:font-weight-complex="normal"/>
    </style:style>
    <style:style style:name="P16" style:family="paragraph" style:parent-style-name="Standard">
      <style:text-properties fo:font-weight="normal" officeooo:rsid="000546a6" officeooo:paragraph-rsid="00042e3d" style:font-weight-asian="normal" style:font-weight-complex="normal"/>
    </style:style>
    <style:style style:name="P17" style:family="paragraph" style:parent-style-name="Standard">
      <style:text-properties fo:font-weight="normal" officeooo:rsid="000640b0" officeooo:paragraph-rsid="00042e3d" style:font-weight-asian="normal" style:font-weight-complex="normal"/>
    </style:style>
    <style:style style:name="P18" style:family="paragraph" style:parent-style-name="Standard">
      <style:text-properties fo:font-weight="normal" officeooo:rsid="00082b5e" officeooo:paragraph-rsid="00082b5e" style:font-weight-asian="normal" style:font-weight-complex="normal"/>
    </style:style>
    <style:style style:name="P19" style:family="paragraph" style:parent-style-name="Standard">
      <style:text-properties fo:font-weight="normal" officeooo:rsid="0008cf18" officeooo:paragraph-rsid="0008cf18" style:font-weight-asian="normal" style:font-weight-complex="normal"/>
    </style:style>
    <style:style style:name="P20" style:family="paragraph" style:parent-style-name="Standard">
      <style:text-properties fo:font-weight="normal" officeooo:rsid="000ab9fc" officeooo:paragraph-rsid="000ab9fc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weight="normal" officeooo:rsid="0016ba1b" officeooo:paragraph-rsid="0016ba1b" style:font-weight-asian="normal" style:font-weight-complex="normal"/>
    </style:style>
    <style:style style:name="P22" style:family="paragraph" style:parent-style-name="Standard">
      <style:text-properties fo:font-weight="normal" officeooo:rsid="001e1e62" officeooo:paragraph-rsid="001e1e62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1e1e62" officeooo:paragraph-rsid="001e1e62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1e1e62" officeooo:paragraph-rsid="001fe38e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1fe38e" officeooo:paragraph-rsid="001fe38e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219820" officeooo:paragraph-rsid="00219820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23b99c" officeooo:paragraph-rsid="0023b99c" style:font-weight-asian="normal" style:font-weight-complex="normal"/>
    </style:style>
    <style:style style:name="P28" style:family="paragraph" style:parent-style-name="Standard">
      <style:text-properties officeooo:paragraph-rsid="0008cf18"/>
    </style:style>
    <style:style style:name="P29" style:family="paragraph" style:parent-style-name="Standard">
      <style:text-properties officeooo:paragraph-rsid="000ab9fc"/>
    </style:style>
    <style:style style:name="P30" style:family="paragraph" style:parent-style-name="Standard">
      <style:text-properties officeooo:rsid="000b7a1e" officeooo:paragraph-rsid="000b7a1e"/>
    </style:style>
    <style:style style:name="P31" style:family="paragraph" style:parent-style-name="Standard">
      <style:text-properties officeooo:rsid="00150025" officeooo:paragraph-rsid="000257db"/>
    </style:style>
    <style:style style:name="P32" style:family="paragraph" style:parent-style-name="Standard">
      <style:paragraph-properties fo:text-align="end" style:justify-single-word="false"/>
      <style:text-properties fo:font-style="italic" officeooo:rsid="00150025" officeooo:paragraph-rsid="00150025" style:font-style-asian="italic" style:font-style-complex="italic"/>
    </style:style>
    <style:style style:name="P33" style:family="paragraph" style:parent-style-name="Standard">
      <style:paragraph-properties fo:text-align="end" style:justify-single-word="false"/>
      <style:text-properties fo:font-style="italic" fo:font-weight="normal" officeooo:rsid="00223132" officeooo:paragraph-rsid="00223132" style:font-style-asian="italic" style:font-weight-asian="normal" style:font-style-complex="italic" style:font-weight-complex="normal"/>
    </style:style>
    <style:style style:name="P34" style:family="paragraph" style:parent-style-name="Standard">
      <style:text-properties officeooo:rsid="0016ba1b" officeooo:paragraph-rsid="0016ba1b"/>
    </style:style>
    <style:style style:name="P35" style:family="paragraph" style:parent-style-name="Standard">
      <style:text-properties officeooo:rsid="001774d1" officeooo:paragraph-rsid="001774d1"/>
    </style:style>
    <style:style style:name="P36" style:family="paragraph" style:parent-style-name="Standard">
      <style:text-properties officeooo:rsid="0017dfdf" officeooo:paragraph-rsid="0017dfdf"/>
    </style:style>
    <style:style style:name="P37" style:family="paragraph" style:parent-style-name="Standard">
      <style:text-properties officeooo:rsid="0017dfdf" officeooo:paragraph-rsid="00190187"/>
    </style:style>
    <style:style style:name="P38" style:family="paragraph" style:parent-style-name="Standard">
      <style:text-properties fo:font-weight="normal" officeooo:rsid="00082b5e" officeooo:paragraph-rsid="00082b5e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weight="normal" officeooo:rsid="0023b99c" officeooo:paragraph-rsid="0023b99c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weight="normal" officeooo:rsid="002e82e2" officeooo:paragraph-rsid="002e82e2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weight="normal" officeooo:rsid="002f3e5f" officeooo:paragraph-rsid="002f3e5f" style:font-weight-asian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weight="bold" officeooo:rsid="002e82e2" officeooo:paragraph-rsid="002e82e2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546a6" style:font-weight-asian="normal" style:font-weight-complex="normal"/>
    </style:style>
    <style:style style:name="T4" style:family="text">
      <style:text-properties fo:font-weight="normal" officeooo:rsid="000640b0" style:font-weight-asian="normal" style:font-weight-complex="normal"/>
    </style:style>
    <style:style style:name="T5" style:family="text">
      <style:text-properties fo:font-weight="normal" officeooo:rsid="000ab9fc" style:font-weight-asian="normal" style:font-weight-complex="normal"/>
    </style:style>
    <style:style style:name="T6" style:family="text">
      <style:text-properties fo:font-weight="normal" officeooo:rsid="000b2957" style:font-weight-asian="normal" style:font-weight-complex="normal"/>
    </style:style>
    <style:style style:name="T7" style:family="text">
      <style:text-properties fo:font-weight="normal" officeooo:rsid="0008cf18" style:font-weight-asian="normal" style:font-weight-complex="normal"/>
    </style:style>
    <style:style style:name="T8" style:family="text">
      <style:text-properties officeooo:rsid="00082b5e"/>
    </style:style>
    <style:style style:name="T9" style:family="text">
      <style:text-properties officeooo:rsid="000d66e2"/>
    </style:style>
    <style:style style:name="T10" style:family="text">
      <style:text-properties officeooo:rsid="001287ec"/>
    </style:style>
    <style:style style:name="T11" style:family="text">
      <style:text-properties officeooo:rsid="0012ace0"/>
    </style:style>
    <style:style style:name="T12" style:family="text">
      <style:text-properties officeooo:rsid="0017dfdf"/>
    </style:style>
    <style:style style:name="T13" style:family="text">
      <style:text-properties officeooo:rsid="00223132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officeooo:rsid="0026ab42"/>
    </style:style>
    <style:style style:name="T16" style:family="text">
      <style:text-properties officeooo:rsid="00281074"/>
    </style:style>
    <style:style style:name="T17" style:family="text">
      <style:text-properties officeooo:rsid="00294a40"/>
    </style:style>
    <style:style style:name="T18" style:family="text">
      <style:text-properties officeooo:rsid="002af6b3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officeooo:rsid="0012ac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Herr Sebastian</text:p>
      <text:p text:style-name="P1">________________________________________________________________________________</text:p>
      <text:p text:style-name="P1"/>
      <text:p text:style-name="P1">Def<text:span text:style-name="T9">inition</text:span> <text:span text:style-name="T1">Norm</text:span></text:p>
      <text:p text:style-name="P1">Norm (lat.) - allgemeine Regel, Maßstab, Vorschrift, Einheitsmuster</text:p>
      <text:p text:style-name="P31"/>
      <text:p text:style-name="P11">DIN <text:span text:style-name="T10">&amp; Co.</text:span></text:p>
      <text:p text:style-name="P32">(in Prüfung Inhalt wiedergeben können; <text:span text:style-name="T18">drei Stichpunkte der unterstrichenen</text:span>)</text:p>
      <text:p text:style-name="P4">DIN EN 45020</text:p>
      <text:p text:style-name="P2"/>
      <text:p text:style-name="P3">„Dokument, das mit <text:span text:style-name="T19">Konsens</text:span> erstellt und von einer <text:span text:style-name="T19">anerkannten Institution</text:span> angenommen wurde und das für die <text:span text:style-name="T19">allgemeine und wiederkehrende Anwendung, Regeln, Leitlinien oder Merkmale für Tätigkeiten oder deren Ergebnisse</text:span> festlegen,<text:span text:style-name="T11">wobei ein </text:span><text:span text:style-name="T20">optimaler Ordnungsgrad</text:span><text:span text:style-name="T11"> in einem gegebenen Zusammenhang angestrebt wird. </text:span></text:p>
      <text:p text:style-name="P3"><text:span text:style-name="T11">Anmerkung: Normen sollten aus den </text:span><text:span text:style-name="T20">gesicherten Ergebnissen von Wissenschaft, Technik und Erfahrung</text:span><text:span text:style-name="T11"> basieren und auf die </text:span><text:span text:style-name="T20">Förderung optimaler Vorteile für die Gesellschaft</text:span><text:span text:style-name="T11"> abzielen.</text:span>“</text:p>
      <text:p text:style-name="P3"/>
      <text:p text:style-name="P21">Glaber Lexikon:</text:p>
      <text:p text:style-name="P34">Technische Norm: Technische Beschreibung oder eins anderes Dokument, das für jedermann zugänglich ist und unter Mitarbeit und im Einverständnis oder mit allgemeiner Zustimmung aller interessierten Kreise erstellt wurde.</text:p>
      <text:p text:style-name="P34">Sie beruht auf abgestimmten Ergebnissen von Wissenschaft, Technik und Praxis.</text:p>
      <text:p text:style-name="P34"/>
      <text:p text:style-name="P35"><text:span text:style-name="T1">Arten</text:span> der Normen:</text:p>
      <text:p text:style-name="P35">- Dienstleistungsnormen</text:p>
      <text:p text:style-name="P35">- Gebrauchstauglichkeitsnorm</text:p>
      <text:p text:style-name="P35">- Liefernorm</text:p>
      <text:p text:style-name="P35">- Maßnorm</text:p>
      <text:p text:style-name="P35">- Planungsnorm</text:p>
      <text:p text:style-name="P35">- Sicherheitsnorm</text:p>
      <text:p text:style-name="P35">- Stoffnorm</text:p>
      <text:p text:style-name="P35">- Verfahrensnorm</text:p>
      <text:p text:style-name="P35">- Verständi<text:span text:style-name="T16">gungs</text:span>norm</text:p>
      <text:p text:style-name="P35"/>
      <text:p text:style-name="P35">Aufgrund ihres Inhaltes kann eine Norm zu einer oder mehreren der genannten Arten gehören.</text:p>
      <text:p text:style-name="P2"/>
      <text:p text:style-name="P35"><text:span text:style-name="T1">Funktionen</text:span>:</text:p>
      <text:p text:style-name="P35">Durch Normen wird u.a. die Beschaffung von Geräten (z.B. Prüfgeräte), teilen Halbzeugen in gleichbleibender Qualität wesentlich erleichtert.</text:p>
      <text:p text:style-name="P35"/>
      <text:p text:style-name="P35">Sie erhöhen die <text:span text:style-name="T12">Verwendbarkeit</text:span> von <text:span text:style-name="T12">E</text:span>rzeugnissen, bilden u.a. die Grundlage für Kompatibilität und <text:span text:style-name="T12">Austauschbarkeit</text:span> sowie für die <text:s/>Einschränkungen der Teilvielfalt (z.B. Baureihen) <text:span text:style-name="T12">mit den daraus erwachsenden Vorteilen, wie schnelle Ersatzteilbeschaffung, leichtere Instandhaltung, wirtschaftliche Einsatz von Arbeitsmitteln, Werkzeugen und Prüfgeräten etc.</text:span></text:p>
      <text:p text:style-name="P35"/>
      <text:p text:style-name="P36">Normen für die Sicherheit, den Umweltschutz und den Bereich der Ergonomie tragen wesentlich zum Schutz vor den unerwünschten Nebenwirkungen der Technik sowie zur Humanisierung der Arbeitswelt bei.</text:p>
      <text:p text:style-name="P37"/>
      <text:p text:style-name="P12"/>
      <text:p text:style-name="P12"/>
      <text:p text:style-name="P12"/>
      <text:p text:style-name="P12"><text:soft-page-break/></text:p>
      <text:p text:style-name="P12">Normierungsprozess</text:p>
      <text:p text:style-name="P15"/>
      <text:p text:style-name="P15">- Einleiten durch jeden Interessierten</text:p>
      <text:p text:style-name="P15">- Bedarf ermitteln und Finanzierung sichern</text:p>
      <text:p text:style-name="P5"><text:span text:style-name="T2">- </text:span><text:span text:style-name="T3">Arbeitsgremium</text:span></text:p>
      <text:p text:style-name="P16">- Experten erarbeiten Norm-Entwurf</text:p>
      <text:p text:style-name="P16">- soll im Konsens entstehen</text:p>
      <text:p text:style-name="P16">- Öffentlichkeit hat vier Monate Zeit, Stellung zu beziehen</text:p>
      <text:p text:style-name="P16">- drei Monate berät der Arbeitsausschuss die Stellungnahme</text:p>
      <text:p text:style-name="P16">- Schlichtungsverfahren regelt strittige Fälle</text:p>
      <text:p text:style-name="P16">- Ergebnis wird als DIN-Norm veröffentlicht</text:p>
      <text:p text:style-name="P5"><text:span text:style-name="T3">- </text:span><text:span text:style-name="T4">Normierungsprozess</text:span><text:span text:style-name="T3"> in der DIN 820-4 geregel</text:span><text:span text:style-name="T4">t</text:span></text:p>
      <text:p text:style-name="P5"><text:span text:style-name="T3">- </text:span><text:span text:style-name="T4">über 90 Auslegestellen</text:span></text:p>
      <text:p text:style-name="P17">- Hochschulbibliotheken, Deutsche Nationalbibliothek</text:p>
      <text:p text:style-name="P17">- hier können DIN-Normen kostenfrei eingesehen werden</text:p>
      <text:p text:style-name="P17"/>
      <text:p text:style-name="P6"><text:span text:style-name="T4">D</text:span><text:span text:style-name="T2">IN – nationale Bedeutung</text:span></text:p>
      <text:p text:style-name="P18">DIN EN - Europaweit</text:p>
      <text:p text:style-name="P18">DIN ISO - Global</text:p>
      <text:p text:style-name="P18">DIN VDE – Themen der Elektrotechnik, Elektronik und Informationstechnik mit (Verband der <text:tab/><text:tab/><text:tab/>Elektrotechnik, Verband der Informationstechnik)</text:p>
      <text:p text:style-name="P18"/>
      <text:p text:style-name="P10"><text:span text:style-name="T8">N</text:span>ormierungsinstitutionen</text:p>
      <text:p text:style-name="P19"/>
      <text:p text:style-name="P19">DDR – TGL (Technische Normen, Gütervorschriften und Lieferbedingungen)</text:p>
      <text:p text:style-name="P19">IEEE – Institut of Electrical and Electronics Engineers</text:p>
      <text:p text:style-name="P19">RFC – Request for Comments</text:p>
      <text:p text:style-name="P7"><text:span text:style-name="T2">CEN – </text:span><text:span text:style-name="T5">(Comité Européen de Normalsation) – Europäisches Komitee für Normung</text:span></text:p>
      <text:p text:style-name="P8"><text:span text:style-name="T2">CENELEC - <text:s/></text:span><text:span text:style-name="T5">Comité Européen de Normalsation Electrotechnique</text:span></text:p>
      <text:p text:style-name="P9"><text:span text:style-name="T2">IEC – </text:span><text:span text:style-name="T6">Internationak Electronical Commission</text:span></text:p>
      <text:p text:style-name="P28"><text:span text:style-name="T7">ISO – </text:span><text:span text:style-name="T6">International Organization for Standardization </text:span></text:p>
      <text:p text:style-name="P29"><text:span text:style-name="T5">CCITT – </text:span><text:span text:style-name="T2">Comité Consultatif International Télégraphique et Téléphonique</text:span><text:span text:style-name="T14"> (Internationaler <text:tab/><text:tab/><text:tab/>Beratender Ausschuss für den Telegrafen- und Telefondienst) </text:span></text:p>
      <text:p text:style-name="P20"/>
      <text:p text:style-name="P22">Die Anwendung von DIN-Normen ist grundsätzlich freiwillig.</text:p>
      <text:p text:style-name="P22">Erst wenn Normen zum Inhalt von Verträgen werden oder wenn der Gesetzgeber ihre Einhaltung zwingend vorschreibt, werden Normen binden.</text:p>
      <text:p text:style-name="P22">Zwar stellen die im Fall einer möglichen Haftung keinen Freibrief dar.</text:p>
      <text:p text:style-name="P22">Aber wer DIN-Normen – als anerkannte Regeln der Technik – anwendet, kann ein korrektes</text:p>
      <text:p text:style-name="P22"/>
      <text:p text:style-name="P13">DIN SPEC</text:p>
      <text:p text:style-name="P23">Im Gegensatz zu einer Norm wird der Inhalt einer DIN SPEC durch ein temporär zusammengestelltes Gremium erstellt.</text:p>
      <text:p text:style-name="P23"/>
      <text:p text:style-name="P23">Konsens und die Einbeziehung aller Interessen Kreise sind nicht zwingend erforderlich.</text:p>
      <text:p text:style-name="P24">DIN SPEC sind als Ergebnis von Standardisierungsprozessen bewährte strategische Mittel, um innovative Lösungen schnell und unkompliziert am Markt zu etablieren und zu verbreiten. </text:p>
      <text:p text:style-name="P24">Die DIN SPEC ist der kürzeste Weg von der Forschung zum Produkt.</text:p>
      <text:p text:style-name="P23"/>
      <text:p text:style-name="P25">Was ist eine DIN SPEC?</text:p>
      <text:p text:style-name="P25">- <text:span text:style-name="T16">durch temporär zusammengestelltes Gremium erstellt</text:span></text:p>
      <text:p text:style-name="P25"><text:soft-page-break/>- <text:span text:style-name="T16">Konsens und die Einbeziehung aller interessierten Kreise nicht zwingend erforderlich</text:span></text:p>
      <text:p text:style-name="P25">- <text:span text:style-name="T17">dienen zum unkomplizierten und schnellen verbreiten und etablieren von innovativen Lösungen</text:span></text:p>
      <text:p text:style-name="P25">- <text:span text:style-name="T17">kann Basis für eine Norm werden</text:span></text:p>
      <text:p text:style-name="P25"/>
      <text:p text:style-name="P14">NIA (DIN-Normenaussschuss Informationstechnik und Anwendungen)</text:p>
      <text:p text:style-name="P33">(in Prüfung eins, zwei Sätze dazu sagen können)</text:p>
      <text:p text:style-name="P25">erarbeitet Normen auf dem Gebiet der Informationstechnik und ausgewählter Anwendungsbereiche der Informationstechnik. Die Normen der Information<text:span text:style-name="T13">stechnik. Die Normen der Informationstechnik haben zum Ziel:</text:span></text:p>
      <text:p text:style-name="P25">- <text:span text:style-name="T15">die Leistungsfähigkeit und Qualität von IT-Systemen zu verbessern</text:span></text:p>
      <text:p text:style-name="P25">- <text:span text:style-name="T15">die Sicherheit von IT-Systemen und Daten zu erhöhen</text:span></text:p>
      <text:p text:style-name="P25">- <text:span text:style-name="T15">die Portabilität von Anwendungsprogrammen zu unterstützen</text:span></text:p>
      <text:p text:style-name="P25">- <text:span text:style-name="T15">die Interoperabilität von IT-Produkten und Systemen sicher zu stellen</text:span></text:p>
      <text:p text:style-name="P26">- <text:span text:style-name="T15">die Entwicklungsumgebungen zu vereinheitlichen</text:span></text:p>
      <text:p text:style-name="P26">- <text:span text:style-name="T15">und die Benutzeroberfläche ergonomischer zu gestalten</text:span></text:p>
      <text:p text:style-name="P26"/>
      <text:p text:style-name="P26"/>
      <text:p text:style-name="P27">Anwendungsbereiche:</text:p>
      <text:p text:style-name="P27">- <text:span text:style-name="T16">Büroorganisation und</text:span> Bürotechnik</text:p>
      <text:p text:style-name="P27">- postalische Dien<text:span text:style-name="T16">stleistungen</text:span></text:p>
      <text:p text:style-name="P27">- <text:span text:style-name="T16">Bankwesen</text:span></text:p>
      <text:p text:style-name="P27">- <text:span text:style-name="T16">elektronisches Geschäftswesen</text:span></text:p>
      <text:p text:style-name="P27">- <text:span text:style-name="T16">sowie der Daten- und Informationsaustausch in der administrativen und logischen Kette der Warenverkehrs in der Konsumgüterwirtschaft</text:span></text:p>
      <text:p text:style-name="P27"/>
      <text:p text:style-name="P42">Protokolle</text:p>
      <text:p text:style-name="P40"/>
      <text:p text:style-name="P40">„In der Telekommunikation und Informatik sind Protokolle Regeln, welche das Format, den Inhalt, die Bedeutung, und die Reihenfolge gesendeter Nachrichten festlegt.“</text:p>
      <text:p text:style-name="P41">Rahmenverbindungen:</text:p>
      <text:p text:style-name="P40">- Größe der Daten</text:p>
      <text:p text:style-name="P40">- Codierung der Daten</text:p>
      <text:p text:style-name="P40">- Art der Übertragung</text:p>
      <text:p text:style-name="P40">- Sender</text:p>
      <text:p text:style-name="P40">- Empfänger</text:p>
      <text:p text:style-name="P40">- evtl. Zusätzliche beteiligte Protokolle</text:p>
      <text:p text:style-name="P40">- Daten</text:p>
      <text:p text:style-name="P4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9T10:24:27.313000000</meta:creation-date>
    <meta:generator>LibreOffice/7.0.1.2$Windows_X86_64 LibreOffice_project/7cbcfc562f6eb6708b5ff7d7397325de9e764452</meta:generator>
    <dc:date>2020-11-24T10:23:01.383000000</dc:date>
    <meta:editing-duration>PT2H43M41S</meta:editing-duration>
    <meta:editing-cycles>36</meta:editing-cycles>
    <meta:document-statistic meta:table-count="0" meta:image-count="0" meta:object-count="0" meta:page-count="3" meta:paragraph-count="93" meta:word-count="722" meta:character-count="5674" meta:non-whitespace-character-count="5021"/>
  </office:meta>
</office:document-meta>
</file>